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a544b" officeooo:paragraph-rsid="001a544b"/>
    </style:style>
    <style:style style:name="P2" style:family="paragraph" style:parent-style-name="Standard">
      <style:text-properties fo:color="#000000" officeooo:rsid="001a544b" officeooo:paragraph-rsid="001a544b" fo:background-color="#add58a"/>
    </style:style>
    <style:style style:name="P3" style:family="paragraph" style:parent-style-name="Standard">
      <style:text-properties fo:color="#000000" fo:font-weight="normal" officeooo:rsid="001a544b" officeooo:paragraph-rsid="001a544b" fo:background-color="#add58a" style:font-weight-asian="normal" style:font-weight-complex="normal"/>
    </style:style>
    <style:style style:name="P4" style:family="paragraph" style:parent-style-name="Standard">
      <style:text-properties fo:color="#000000" fo:font-weight="normal" officeooo:rsid="001c6fa4" officeooo:paragraph-rsid="001c6fa4" fo:background-color="#add58a" style:font-weight-asian="normal" style:font-weight-complex="normal"/>
    </style:style>
    <style:style style:name="P5" style:family="paragraph" style:parent-style-name="Standard">
      <style:text-properties fo:color="#000000" fo:font-weight="normal" officeooo:rsid="001c6fa4" officeooo:paragraph-rsid="001dd096" fo:background-color="#add58a" style:font-weight-asian="normal" style:font-weight-complex="normal"/>
    </style:style>
    <style:style style:name="P6" style:family="paragraph" style:parent-style-name="Standard">
      <style:text-properties fo:color="#000000" fo:font-weight="normal" officeooo:rsid="001dd096" officeooo:paragraph-rsid="001dd096" fo:background-color="#add58a" style:font-weight-asian="normal" style:font-weight-complex="normal"/>
    </style:style>
    <style:style style:name="P7" style:family="paragraph" style:parent-style-name="Standard">
      <style:text-properties fo:color="#000000" fo:font-weight="normal" officeooo:rsid="001a544b" officeooo:paragraph-rsid="001a544b" fo:background-color="transparent" style:font-weight-asian="normal" style:font-weight-complex="normal"/>
    </style:style>
    <style:style style:name="P8" style:family="paragraph" style:parent-style-name="Standard">
      <style:text-properties fo:color="#000000" fo:font-weight="normal" officeooo:rsid="001a544b" officeooo:paragraph-rsid="001c2ff9" fo:background-color="transparent" style:font-weight-asian="normal" style:font-weight-complex="normal"/>
    </style:style>
    <style:style style:name="P9" style:family="paragraph" style:parent-style-name="Standard">
      <style:text-properties fo:color="#000000" fo:font-weight="normal" officeooo:rsid="001c2ff9" officeooo:paragraph-rsid="001c2ff9" fo:background-color="transparent" style:font-weight-asian="normal" style:font-weight-complex="normal"/>
    </style:style>
    <style:style style:name="P10" style:family="paragraph" style:parent-style-name="Standard">
      <style:text-properties fo:color="#000000" fo:font-weight="normal" officeooo:rsid="001c6fa4" officeooo:paragraph-rsid="001c6fa4" fo:background-color="transparent" style:font-weight-asian="normal" style:font-weight-complex="normal"/>
    </style:style>
    <style:style style:name="P11" style:family="paragraph" style:parent-style-name="Standard">
      <style:text-properties fo:color="#000000" fo:font-weight="normal" officeooo:rsid="001c6fa4" officeooo:paragraph-rsid="001dd096" fo:background-color="transparent" style:font-weight-asian="normal" style:font-weight-complex="normal"/>
    </style:style>
    <style:style style:name="P12" style:family="paragraph" style:parent-style-name="Standard">
      <style:text-properties fo:color="#000000" fo:font-weight="normal" officeooo:rsid="001dd096" officeooo:paragraph-rsid="001dd096" fo:background-color="transparent" style:font-weight-asian="normal" style:font-weight-complex="normal"/>
    </style:style>
    <style:style style:name="P13" style:family="paragraph" style:parent-style-name="Standard">
      <style:text-properties fo:color="#000000" fo:font-weight="normal" officeooo:rsid="001ede43" officeooo:paragraph-rsid="001ede43" fo:background-color="transparent" style:font-weight-asian="normal" style:font-weight-complex="normal"/>
    </style:style>
    <style:style style:name="P14" style:family="paragraph" style:parent-style-name="Standard">
      <style:text-properties fo:color="#000000" fo:font-weight="normal" officeooo:rsid="001ede43" officeooo:paragraph-rsid="001ede43" fo:background-color="#fcd3c1" style:font-weight-asian="normal" style:font-weight-complex="normal"/>
    </style:style>
    <style:style style:name="P15" style:family="paragraph" style:parent-style-name="Standard">
      <style:text-properties fo:color="#000000" fo:font-weight="normal" officeooo:rsid="001c6fa4" officeooo:paragraph-rsid="001dd096" fo:background-color="#fcd3c1" style:font-weight-asian="normal" style:font-weight-complex="normal"/>
    </style:style>
    <style:style style:name="P16" style:family="paragraph" style:parent-style-name="Standard" style:list-style-name="L1">
      <style:text-properties fo:color="#000000" officeooo:rsid="001c2ff9" officeooo:paragraph-rsid="001c2ff9"/>
    </style:style>
    <style:style style:name="P17" style:family="paragraph" style:parent-style-name="Standard">
      <style:text-properties fo:color="#000000" style:font-name="Liberation Serif" fo:font-size="12pt" fo:font-weight="normal" officeooo:rsid="001c6fa4" officeooo:paragraph-rsid="001dd096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officeooo:rsid="001a544b" officeooo:paragraph-rsid="001a544b"/>
    </style:style>
    <style:style style:name="T1" style:family="text">
      <style:text-properties fo:font-weight="bold" fo:background-color="#fff200" loext:char-shading-value="0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background-color="#add58a" loext:char-shading-value="0"/>
    </style:style>
    <style:style style:name="T4" style:family="text">
      <style:text-properties officeooo:rsid="001c2ff9"/>
    </style:style>
    <style:style style:name="T5" style:family="text">
      <style:text-properties fo:font-style="italic" fo:background-color="transparent" loext:char-shading-value="0" style:font-style-asian="italic" style:font-style-complex="italic"/>
    </style:style>
    <style:style style:name="T6" style:family="text">
      <style:text-properties fo:font-style="italic" officeooo:rsid="001f7315" fo:background-color="transparent" loext:char-shading-value="0" style:font-style-asian="italic" style:font-style-complex="italic"/>
    </style:style>
    <style:style style:name="T7" style:family="text">
      <style:text-properties officeooo:rsid="001c6fa4"/>
    </style:style>
    <style:style style:name="T8" style:family="text">
      <style:text-properties officeooo:rsid="001dd096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1dd096" style:font-size-asian="12pt" style:font-size-complex="12pt"/>
    </style:style>
    <style:style style:name="T11" style:family="text">
      <style:text-properties officeooo:rsid="001f7315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f7315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>SERVIDOR NFS</text:span></text:p>
      <text:p text:style-name="P2">nfs-kernel-server</text:p>
      <text:p text:style-name="P18">mkdir</text:p>
      <text:p text:style-name="P1">/etc/exports <text:span text:style-name="T7">&gt;&gt; /home/fmol/carpetacompartida 192.168.0.0/24(rw,no_subtree_check,async)</text:span></text:p>
      <text:list xml:id="list806785112" text:style-name="L1">
        <text:list-item>
          <text:p text:style-name="P16">ro | rw</text:p>
        </text:list-item>
        <text:list-item>
          <text:p text:style-name="P16">sync | async</text:p>
        </text:list-item>
        <text:list-item>
          <text:p text:style-name="P16">no_subtree_check </text:p>
        </text:list-item>
        <text:list-item>
          <text:p text:style-name="P16">root_squash | no_root_squash | all_squash</text:p>
        </text:list-item>
      </text:list>
      <text:p text:style-name="P1"/>
      <text:p text:style-name="P1">service <text:span text:style-name="T3">nfs-kernel-server</text:span> restart</text:p>
      <text:p text:style-name="P1"/>
      <text:p text:style-name="P1"/>
      <text:p text:style-name="P1"><text:span text:style-name="T2">CLIENTE NFS</text:span></text:p>
      <text:p text:style-name="P3">nfs-common</text:p>
      <text:p text:style-name="P7">mkdir</text:p>
      <text:p text:style-name="P7">mount <text:span text:style-name="T4">192.168.0.102:/home/fmol/carpetacompartida /carpetademontaje</text:span></text:p>
      <text:p text:style-name="P9">umount /carpetademontaje</text:p>
      <text:p text:style-name="P8">/<text:span text:style-name="T4">etc/fstab &gt;&gt; 192.168.0.102:/home/fmol/carpetacompartida /carpetademontaje nfs</text:span></text:p>
      <text:p text:style-name="P8"/>
      <text:p text:style-name="P8"/>
      <text:p text:style-name="P10"><text:span text:style-name="T1">SERVIDOR LDAP</text:span></text:p>
      <text:p text:style-name="P4">slapd</text:p>
      <text:p text:style-name="P4">ldap-utils</text:p>
      <text:p text:style-name="P10">dpkg-reconfigure slapd</text:p>
      <text:p text:style-name="P10">service slapd restart</text:p>
      <text:p text:style-name="P10">slapcat</text:p>
      <text:p text:style-name="P10"/>
      <text:p text:style-name="P15">/etc/apt/sources.list </text:p>
      <text:p text:style-name="P11"><text:span text:style-name="T8">&gt;&gt; se descomentan </text:span><text:span text:style-name="T10">dos lineas:</text:span></text:p>
      <text:p text:style-name="P17">deb http://archive.canonical.com/ubuntu xenial partner</text:p>
      <text:p text:style-name="Standard"><text:span text:style-name="T9">deb-src http://archive.canonical.com/ubuntu xenial partner</text:span></text:p>
      <text:p text:style-name="P11"/>
      <text:p text:style-name="P4">jxplorer</text:p>
      <text:p text:style-name="P12">cn=admin,dc=flarrea,dc=com</text:p>
      <text:p text:style-name="P12"/>
      <text:p text:style-name="P12"/>
      <text:p text:style-name="P12"><text:span text:style-name="T1">CLIENTE LDAP</text:span></text:p>
      <text:p text:style-name="P6">libnss-ldap</text:p>
      <text:p text:style-name="P6">libpam-ldap</text:p>
      <text:p text:style-name="P5">ldap-utils</text:p>
      <text:p text:style-name="P13">dpkg-reconfigure ldap-auth-config</text:p>
      <text:p text:style-name="P14">/etc/nsswitch.conf<text:span text:style-name="T5"> <text:tab/><text:tab/><text:tab/><text:tab/><text:tab/></text:span><text:span text:style-name="T6">ldap</text:span></text:p>
      <text:p text:style-name="P14">/etc/pam.d/common-password<text:span text:style-name="T12"><text:tab/><text:tab/><text:tab/></text:span><text:span text:style-name="T6">use_authtok</text:span></text:p>
      <text:p text:style-name="P14">/etc/pam.d/common-session<text:span text:style-name="T5"><text:tab/></text:span><text:span text:style-name="T6">session optional<text:tab/>pam_mkhomedir.so skel=/etc/skel umask=077</text:span></text:p>
      <text:p text:style-name="P13"/>
      <text:p text:style-name="P13">su - ater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1-07T12:15:02.058617643</meta:creation-date>
    <dc:date>2019-11-07T13:30:25.247714508</dc:date>
    <dc:creator>I103-02 </dc:creator>
    <meta:editing-duration>PT44M51S</meta:editing-duration>
    <meta:editing-cycles>3</meta:editing-cycles>
    <meta:generator>LibreOffice/6.0.2.1.0$Linux_X86_64 LibreOffice_project/00m0$Build-1</meta:generator>
    <meta:document-statistic meta:table-count="0" meta:image-count="0" meta:object-count="0" meta:page-count="1" meta:paragraph-count="36" meta:word-count="87" meta:character-count="943" meta:non-whitespace-character-count="887"/>
  </office:meta>
</office:document-meta>
</file>